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000000" draw:fill-color="#ff950e" draw:textarea-horizontal-align="justify" draw:textarea-vertical-align="middle" draw:auto-grow-height="false"/>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1" style:font-name-asian="Liberation Sans1" style:font-name-complex="Liberation Sans1"/>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0.853cm" svg:height="0.962cm" svg:x="9.36cm" svg:y="7.333cm">
          <draw:text-box>
            <text:p text:style-name="P2"><text:span text:style-name="T2">8</text:span></text:p>
          </draw:text-box>
        </draw:frame>
        <draw:custom-shape draw:style-name="gr5" draw:text-style-name="P1" draw:layer="layout" svg:width="1.095cm" svg:height="1.069cm" svg:x="13.921cm" svg:y="3.884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9.459cm" svg:y="3.742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3:19:05.848270449</dc:date>
    <dc:creator>elucterio </dc:creator>
    <meta:editing-duration>PT55M4S</meta:editing-duration>
    <meta:editing-cycles>18</meta:editing-cycles>
    <meta:generator>LibreOffice/4.2.8.2$Linux_X86_64 LibreOffice_project/420m0$Build-2</meta:generator>
    <meta:document-statistic meta:object-count="11"/>
  </office:meta>
</office:document-meta>
</file>